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7225" officeooo:paragraph-rsid="001a7225"/>
    </style:style>
    <style:style style:name="T1" style:family="text">
      <style:text-properties style:font-name="Droid Sans Fallback" fo:font-size="10.5pt" fo:font-weight="normal" style:font-name-asian="Droid Sans Fallback" style:font-size-asian="10.5pt" style:font-weight-asian="normal" style:font-name-complex="Droid Sans Fallback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求职意向</text:p>
      <text:p text:style-name="P1">Android软件开发</text:p>
      <text:p text:style-name="P1">工作年限</text:p>
      <text:p text:style-name="P1">4年</text:p>
      <text:p text:style-name="P1">主要技能</text:p>
      <text:p text:style-name="P1">Android开发3.5年。<text:span text:style-name="T1">具有数据结构、操作系统、计算机网年络、软件工程相关知识。</text:span></text:p>
      <text:p text:style-name="P1"/>
      <text:p text:style-name="P1">基本信息</text:p>
      <text:p text:style-name="P1">孙励钐</text:p>
      <text:p text:style-name="P1">汉</text:p>
      <text:p text:style-name="P1">15210838197</text:p>
      <text:p text:style-name="P1">lishansun@163.com</text:p>
      <text:p text:style-name="P1"/>
      <text:p text:style-name="P1">教育经历</text:p>
      <text:p text:style-name="P1">北京邮电大学<text:tab/>硕士</text:p>
      <text:p text:style-name="P1">东华理工大学<text:tab/>本科</text:p>
      <text:p text:style-name="P1"/>
      <text:p text:style-name="P1">工作经历</text:p>
      <text:p text:style-name="P1"/>
      <text:p text:style-name="P1">项目经历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1:38:31.826328100</meta:creation-date>
    <dc:date>2016-01-31T21:49:18.89126036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91" meta:character-count="133" meta:non-whitespace-character-count="131"/>
  </office:meta>
</office:document-meta>
</file>